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master-page-name="Standard">
      <style:paragraph-properties style:page-number="auto">
        <style:drop-cap style:lines="3"/>
      </style:paragraph-properties>
    </style:style>
    <style:style style:name="P2" style:family="paragraph" style:parent-style-name="Text_20_body">
      <style:text-properties officeooo:paragraph-rsid="00219a73"/>
    </style:style>
    <style:style style:name="P3" style:family="paragraph" style:parent-style-name="Text_20_body">
      <style:text-properties officeooo:paragraph-rsid="0023c5dc"/>
    </style:style>
    <style:style style:name="P4" style:family="paragraph" style:parent-style-name="Text_20_body">
      <style:text-properties officeooo:paragraph-rsid="00270606"/>
    </style:style>
    <style:style style:name="P5" style:family="paragraph" style:parent-style-name="Text_20_body">
      <style:text-properties officeooo:paragraph-rsid="00289c61"/>
    </style:style>
    <style:style style:name="P6" style:family="paragraph" style:parent-style-name="Text_20_body">
      <style:text-properties officeooo:paragraph-rsid="002a259f"/>
    </style:style>
    <style:style style:name="P7" style:family="paragraph" style:parent-style-name="Text_20_body">
      <style:text-properties officeooo:paragraph-rsid="002d9ff8"/>
    </style:style>
    <style:style style:name="P8" style:family="paragraph" style:parent-style-name="Footer">
      <style:paragraph-properties fo:text-align="center" style:justify-single-word="fals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writing-mode="lr-tb"/>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writing-mode="lr-tb"/>
      <style:text-properties fo:font-weight="normal" style:font-weight-asian="normal" style:font-weight-complex="normal"/>
    </style:style>
    <style:style style:name="P12" style:family="paragraph" style:parent-style-name="Standard">
      <style:paragraph-properties fo:margin-top="0cm" fo:margin-bottom="0.282cm" loext:contextual-spacing="true" fo:text-align="justify" style:justify-single-word="false" style:writing-mode="lr-tb"/>
      <style:text-properties fo:font-size="14pt" fo:font-weight="normal" style:font-size-asian="14pt" style:font-weight-asian="normal" style:font-size-complex="14pt" style:font-weight-complex="normal"/>
    </style:style>
    <style:style style:name="P13" style:family="paragraph" style:parent-style-name="Standard" style:list-style-name="WWNum1">
      <style:paragraph-properties fo:margin-top="0cm" fo:margin-bottom="0.282cm" loext:contextual-spacing="true" fo:text-align="justify" style:justify-single-word="false" style:writing-mode="lr-tb"/>
      <style:text-properties fo:font-weight="normal" style:font-weight-asian="normal" style:font-weight-complex="normal"/>
    </style:style>
    <style:style style:name="P14" style:family="paragraph" style:parent-style-name="Standard">
      <style:paragraph-properties fo:margin-left="0.635cm" fo:margin-right="0cm" fo:text-align="justify" style:justify-single-word="false" fo:text-indent="0cm" style:auto-text-indent="false" style:writing-mode="lr-tb"/>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635cm" fo:margin-right="0cm" fo:text-align="justify" style:justify-single-word="false" fo:text-indent="0cm" style:auto-text-indent="false" style:writing-mode="lr-tb"/>
      <style:text-properties fo:font-weight="normal" style:font-weight-asian="normal" style:font-weight-complex="normal"/>
    </style:style>
    <style:style style:name="P16" style:family="paragraph" style:parent-style-name="List_20_Paragraph" style:list-style-name="WWNum2">
      <style:paragraph-properties fo:text-align="justify" style:justify-single-word="false" style:writing-mode="lr-tb"/>
    </style:style>
    <style:style style:name="P17" style:family="paragraph" style:parent-style-name="List_20_Paragraph" style:list-style-name="WWNum4">
      <style:paragraph-properties fo:text-align="justify" style:justify-single-word="false" style:writing-mode="lr-tb"/>
    </style:style>
    <style:style style:name="P18" style:family="paragraph" style:parent-style-name="List_20_Paragraph" style:list-style-name="WWNum4">
      <style:paragraph-properties fo:text-align="justify" style:justify-single-word="false" style:writing-mode="lr-tb"/>
      <style:text-properties fo:font-weight="normal" style:font-weight-asian="normal" style:font-weight-complex="normal"/>
    </style:style>
    <style:style style:name="P19" style:family="paragraph" style:parent-style-name="List_20_Paragraph" style:list-style-name="WWNum3">
      <style:paragraph-properties fo:text-align="justify" style:justify-single-word="false" style:writing-mode="lr-tb"/>
      <style:text-properties fo:font-weight="normal" style:font-weight-asian="normal" style:font-weight-complex="normal"/>
    </style:style>
    <style:style style:name="P20" style:family="paragraph" style:parent-style-name="Heading_20_1">
      <style:paragraph-properties fo:text-align="start" style:justify-single-word="false"/>
    </style:style>
    <style:style style:name="P21" style:family="paragraph" style:parent-style-name="Heading_20_1">
      <style:text-properties officeooo:paragraph-rsid="00270606"/>
    </style:style>
    <style:style style:name="P22" style:family="paragraph" style:parent-style-name="Heading_20_1">
      <style:text-properties officeooo:paragraph-rsid="002c0feb"/>
    </style:style>
    <style:style style:name="T1" style:family="text">
      <style:text-properties fo:color="#ff0000" fo:font-size="18pt" style:font-size-asian="18pt" style:font-size-complex="18pt"/>
    </style:style>
    <style:style style:name="T2" style:family="text">
      <style:text-properties fo:color="#ff0000" fo:font-size="18pt" officeooo:rsid="001ea9d3" style:font-size-asian="18pt" style:font-size-complex="18pt"/>
    </style:style>
    <style:style style:name="T3" style:family="text">
      <style:text-properties fo:color="#ff0000" fo:font-size="18pt" officeooo:rsid="001ea9d3" style:font-size-asian="18pt" style:font-name-complex="Arial1" style:font-size-complex="18pt"/>
    </style:style>
    <style:style style:name="T4" style:family="text">
      <style:text-properties fo:color="#ff0000" style:font-name="Arial" fo:font-size="14pt" fo:background-color="#ffffff" loext:char-shading-value="0" style:font-size-asian="14pt" style:font-name-complex="Arial1" style:font-size-complex="14pt"/>
    </style:style>
    <style:style style:name="T5" style:family="text">
      <style:text-properties fo:color="#ff0000" fo:font-size="14pt" fo:font-weight="normal" style:font-size-asian="14pt" style:font-weight-asian="normal" style:font-size-complex="14pt" style:font-weight-complex="normal"/>
    </style:style>
    <style:style style:name="T6" style:family="text">
      <style:text-properties fo:color="#000000" fo:font-size="14pt" officeooo:rsid="001ea9d3" style:font-size-asian="14pt" style:font-size-complex="14pt"/>
    </style:style>
    <style:style style:name="T7" style:family="text">
      <style:text-properties fo:color="#000000"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officeooo:rsid="001ea9d3" style:font-size-asian="14pt" style:font-size-complex="14pt"/>
    </style:style>
    <style:style style:name="T11" style:family="text">
      <style:text-properties fo:font-size="14pt" officeooo:rsid="001f650f" style:font-size-asian="14pt" style:font-size-complex="14pt"/>
    </style:style>
    <style:style style:name="T12" style:family="text">
      <style:text-properties fo:font-size="14pt" style:font-size-asian="14pt" style:font-name-complex="Arial1"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219a73" style:font-size-asian="14pt" style:font-weight-asian="normal" style:font-size-complex="14pt" style:font-weight-complex="normal"/>
    </style:style>
    <style:style style:name="T15" style:family="text">
      <style:text-properties fo:font-size="14pt" fo:font-weight="normal" officeooo:rsid="0023c5dc" style:font-size-asian="14pt" style:font-weight-asian="normal" style:font-size-complex="14pt" style:font-weight-complex="normal"/>
    </style:style>
    <style:style style:name="T16" style:family="text">
      <style:text-properties fo:font-size="14pt" fo:font-weight="normal" officeooo:rsid="00246ce4" style:font-size-asian="14pt" style:font-weight-asian="normal" style:font-size-complex="14pt" style:font-weight-complex="normal"/>
    </style:style>
    <style:style style:name="T17" style:family="text">
      <style:text-properties fo:font-size="14pt" fo:font-weight="normal" officeooo:rsid="0024b9f8" style:font-size-asian="14pt" style:font-weight-asian="normal" style:font-size-complex="14pt" style:font-weight-complex="normal"/>
    </style:style>
    <style:style style:name="T18" style:family="text">
      <style:text-properties fo:font-size="14pt" fo:font-weight="normal" officeooo:rsid="00270606" style:font-size-asian="14pt" style:font-weight-asian="normal" style:font-size-complex="14pt" style:font-weight-complex="normal"/>
    </style:style>
    <style:style style:name="T19" style:family="text">
      <style:text-properties fo:font-size="14pt" fo:font-weight="normal" officeooo:rsid="00289c61" style:font-size-asian="14pt" style:font-weight-asian="normal" style:font-size-complex="14pt" style:font-weight-complex="normal"/>
    </style:style>
    <style:style style:name="T20" style:family="text">
      <style:text-properties fo:font-size="14pt" fo:font-weight="normal" officeooo:rsid="002a0b15" style:font-size-asian="14pt" style:font-weight-asian="normal" style:font-size-complex="14pt" style:font-weight-complex="normal"/>
    </style:style>
    <style:style style:name="T21" style:family="text">
      <style:text-properties fo:font-size="14pt" fo:font-weight="normal" officeooo:rsid="002a259f" style:font-size-asian="14pt" style:font-weight-asian="normal" style:font-size-complex="14pt" style:font-weight-complex="normal"/>
    </style:style>
    <style:style style:name="T22" style:family="text">
      <style:text-properties fo:font-size="14pt" fo:font-weight="normal" officeooo:rsid="002d9ff8" style:font-size-asian="14pt" style:font-weight-asian="normal" style:font-size-complex="14pt" style:font-weight-complex="normal"/>
    </style:style>
    <style:style style:name="T23" style:family="text">
      <style:text-properties fo:color="#262626" style:font-name="Arial" fo:font-size="14pt" fo:font-weight="bold" fo:background-color="#ffffff" loext:char-shading-value="0" style:font-size-asian="14pt" style:font-weight-asian="bold" style:font-name-complex="Arial1" style:font-size-complex="14pt" style:font-weight-complex="bold"/>
    </style:style>
    <style:style style:name="T24" style:family="text">
      <style:text-properties fo:color="#262626" style:font-name="Arial" fo:font-size="14pt" fo:background-color="#ffffff" loext:char-shading-value="0" style:font-size-asian="14pt" style:font-name-complex="Arial1" style:font-size-complex="14pt"/>
    </style:style>
    <style:style style:name="T25" style:family="text">
      <style:text-properties officeooo:rsid="00219a73"/>
    </style:style>
    <style:style style:name="T26" style:family="text">
      <style:text-properties officeooo:rsid="00270606"/>
    </style:style>
    <style:style style:name="T27" style:family="text">
      <style:text-properties officeooo:rsid="002c0feb"/>
    </style:style>
    <style:style style:name="T28" style:family="text">
      <style:text-properties officeooo:rsid="002d9f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 one should </text:span><text:span text:style-name="T2">bleed to death</text:span><text:span text:style-name="T3">. </text:span><text:span text:style-name="T6">T</text:span><text:span text:style-name="T7">his is the main goal of </text:span><text:span text:style-name="T6">Gaza's stop-bleeding campaign. T</text:span><text:span text:style-name="T7">he produc</text:span><text:span text:style-name="T6">tion of </text:span><text:span text:style-name="T7">3D</text:span><text:span text:style-name="T6">-</text:span><text:span text:style-name="T7">printed </text:span><text:span text:style-name="T6">and injection-molded </text:span><text:span text:style-name="T7">tourniquet</text:span><text:span text:style-name="T6">s in Gaza will ensure that tourniquets are available to all providers when needed, regardless of the blockade or other political factors.</text:span></text:p>
      <text:p text:style-name="Text_20_body">This research study seeks to confirm with research that the tourniquets used in Gaza for the past two years are at least equal in efficacy to premium brand tourniquets, including the Combat Application Tourniquet (CAT) commonly used by military forces around the world.</text:p>
      <text:h text:style-name="P20" text:outline-level="1">Defining the problem</text:h>
      <text:p text:style-name="Text_20_body"><text:span text:style-name="T10">U</text:span><text:span text:style-name="T9">ncontrolled acute arterial bleeding (e.g., </text:span><text:span text:style-name="T11">from </text:span><text:span text:style-name="T9">a femoral artery) can kill </text:span><text:span text:style-name="T11">a </text:span><text:span text:style-name="T9">person in less than 5 minutes.‏‏ Most</text:span><text:span text:style-name="T11"> </text:span><text:span text:style-name="T9">deaths </text:span><text:span text:style-name="T11">by exsanguination </text:span><text:span text:style-name="T9">are due to the inability of the injured person </text:span><text:span text:style-name="T11">or bystanders t</text:span><text:span text:style-name="T9">o provide first aid <text:s/>pending professional assistance.</text:span></text:p>
      <text:p text:style-name="P2">Traditional methods of bleeding control f<text:span text:style-name="T25">or</text:span> life-threatening external bleeding make use of the tourniquet as a last <text:span text:style-name="T25">resort </text:span>rather than <text:span text:style-name="T25">the </text:span>first <text:span text:style-name="T25">choice. T</text:span>his can <text:span text:style-name="T25">lead to the loss </text:span>of a <text:span text:style-name="T25">a life-threatening or even fatal </text:span>amount of blood.</text:p>
      <text:p text:style-name="P3"><text:span text:style-name="T13">The use of simple tools such as tourniquet in the first seconds of acute bleeding from limb injuries </text:span><text:span text:style-name="T15">has been shown to have a six-fold reduction in </text:span><text:span text:style-name="T14">exsanguination-related </text:span><text:span text:style-name="T13">mortality </text:span><text:span text:style-name="T14">as well as significant </text:span><text:span text:style-name="T15">decreases in exsanguination-related </text:span><text:span text:style-name="T14">morbidity. This is</text:span><text:span text:style-name="T13"> confirmed by </text:span><text:span text:style-name="T14">several </text:span><text:span text:style-name="T13">studies and </text:span><text:span text:style-name="T14">the </text:span><text:span text:style-name="T13">practical experience of military doctors </text:span><text:span text:style-name="T14">treating </text:span><text:span text:style-name="T13">wounded soldiers </text:span><text:span text:style-name="T14">o</text:span><text:span text:style-name="T13">n the battlefield.</text:span></text:p>
      <text:p text:style-name="P3"><text:span text:style-name="T13">These studies </text:span><text:span text:style-name="T15">also </text:span><text:span text:style-name="T16">demonstrated </text:span><text:span text:style-name="T13">that concerns about the medical complications of the tourniquet application are unfounded, as </text:span><text:span text:style-name="T15">affected </text:span><text:span text:style-name="T13">limbs can withstand complete cessation of blood perfusion for two hours without complications. </text:span><text:span text:style-name="T15">Th</text:span><text:span text:style-name="T13">is </text:span><text:span text:style-name="T15">is </text:span><text:span text:style-name="T13">confirmed by the use of tourniquets by orthopedic and plastic surgeons to stop </text:span><text:span text:style-name="T17">limb </text:span><text:span text:style-name="T13">perfusion </text:span><text:span text:style-name="T17">intraoperatively </text:span><text:span text:style-name="T13">without significant complications. This time is more than </text:span><text:soft-page-break/><text:span text:style-name="T13">enough to transport the patient to the nearest specialized hospital under normal conditions.</text:span></text:p>
      <text:h text:style-name="P21" text:outline-level="1">International experiences </text:h>
      <text:p text:style-name="P4">In 2015, widespread mass shootings and <text:span text:style-name="T26">bombings</text:span> <text:span text:style-name="T26">in</text:span> the United States <text:span text:style-name="T26">and elsewhere led to the </text:span>launch <text:span text:style-name="T26">of the first </text:span>national stop bleeding campaign <text:span text:style-name="T26">in the United States. This initiative </text:span>aimed at training the community <text:span text:style-name="T26">to</text:span> deal with life-threatening bleeding.</text:p>
      <text:p text:style-name="P5"><text:span text:style-name="T13">The American College of Surge</text:span><text:bookmark text:name="_GoBack"/><text:span text:style-name="T13">ons </text:span><text:span text:style-name="T19">(ACS) </text:span><text:span text:style-name="T13">adopted the task of preparing the national campaign's training program. </text:span><text:span text:style-name="T18">This </text:span><text:span text:style-name="T13">program relie</text:span><text:span text:style-name="T18">s</text:span><text:span text:style-name="T13"> on the use of auxiliary tools to stop bleeding quickly and effectively, such as tourniquet</text:span><text:span text:style-name="T19">s</text:span><text:span text:style-name="T13"> and quick clot gauze.</text:span></text:p>
      <text:p text:style-name="P6"><text:span text:style-name="T13">The </text:span><text:span text:style-name="T19">ACS</text:span><text:span text:style-name="T13"> adopted </text:span><text:span text:style-name="T19">the Combat Application Tourniquet (CAT) </text:span><text:span text:style-name="T13">as a key tool to stopping life-threatening bleeding from the limbs </text:span><text:span text:style-name="T20">because of its</text:span><text:span text:style-name="T13"> ease and speed of use. </text:span><text:span text:style-name="T21">The </text:span><text:span text:style-name="T13">CAT is certified and licensed by the U.S. Food and Drug Administration (FDA) as a medical </text:span><text:span text:style-name="T21">device</text:span><text:span text:style-name="T13">.</text:span></text:p>
      <text:h text:style-name="P22" text:outline-level="1">Application in Gaza</text:h>
      <text:p text:style-name="P7">After learning <text:span text:style-name="T27">from </text:span>the American experience, <text:span text:style-name="T28">medical authorities in Gaza</text:span> realized the importance of transferring this experience <text:span text:style-name="T28">to the local context. A joint governmental-academic venture </text:span>start<text:span text:style-name="T28">ed</text:span> training the local community on how to deal with massive external bleeding, especially as this community is exposed to <text:span text:style-name="T28">regular </text:span>attacks <text:span text:style-name="T28">from Israeli forces. Some of these attacks </text:span>use weapons that lead to serious injuries, especially In the limbs, <text:span text:style-name="T28">that</text:span> require rapid interventions to stop life-threatening bleeding.</text:p>
      <text:p text:style-name="P7"><text:span text:style-name="T13">Some emergency </text:span><text:span text:style-name="T22">medicine and disaster </text:span><text:span text:style-name="T13">experts in Gaza wanted to establish a similar Palestinian program and launch a national campaign or initiative to train community in techniques to stop deadly bleeding in quick and effective ways.</text:span></text:p>
      <text:list xml:id="list3167421678" text:style-name="WWNum1">
        <text:list-item>
          <text:p text:style-name="P13"><text:span text:style-name="T9">The team tried to import CAT tourniquet from abroad, but the occupation authorities refused to enter it to Gaza for non-</text:span><text:soft-page-break/><text:span text:style-name="T9">understanding reasons, this led the team to make all efforts to produce it locally to get out of this challenge.</text:span></text:p>
        </text:list-item>
        <text:list-item>
          <text:p text:style-name="P13"><text:span text:style-name="T9">Some experts (doctors and engineers) have been consulted about the possibility of producing and manufacturing a model that simulates a CAT</text:span> <text:span text:style-name="T9">tourniquet from the resources available in the local market, and indeed, specialists have begun to design several experimental models so that they have finally been able to manufacture a model very similar to the original version of the CAT tourniquet, but With special technology.</text:span></text:p>
        </text:list-item>
      </text:list>
      <text:p text:style-name="P12"/>
      <text:h text:style-name="Heading_20_1" text:outline-level="1">Great March of Return 2018</text:h>
      <text:list xml:id="list113410763912300" text:continue-numbering="true" text:style-name="WWNum1">
        <text:list-item>
          <text:p text:style-name="P13"><text:span text:style-name="T9">With the start of the Great marches of Return in 2018, and the massive targeting of protesters on the lower and upper extremities by the occupation soldiers, which often led to severe and life-threatening bleeding, appeared the urgent need to train ambulance crews and volunteers to stop this type of bleeding in an effective way.</text:span></text:p>
        </text:list-item>
        <text:list-item>
          <text:p text:style-name="P13"><text:span text:style-name="T9">The medics and first responders resorted to using rudimentary methods using the available resources to make the improvised tourniquets, which was not effective more often, this made the idea of accelerating the production of 3d printed tourniquets. </text:span></text:p>
        </text:list-item>
        <text:list-item>
          <text:p text:style-name="P13"><text:span text:style-name="T9">The team has accelerated the production of and conducted tests on the quality of production in terms of the strength and durability of the tourniquet components, which resulted in the necessary improvements to the subsequent copies to avoid weaknesses in the first versions of the tourniquet produced through 3D printers.</text:span></text:p>
        </text:list-item>
      </text:list>
      <text:p text:style-name="P12"/>
      <text:p text:style-name="P11"><text:span text:style-name="T9">Training and testing on trainees and volunteers</text:span><text:span text:style-name="T12">:</text:span></text:p>
      <text:list xml:id="list113409743970431" text:continue-numbering="true" text:style-name="WWNum1">
        <text:list-item>
          <text:p text:style-name="P13"><text:span text:style-name="T9">Groups of medics and volunteers who are actively participating in saving lives of the injured in GMR, have been trained on how to stop life-threatening bleeding in different ways, the most important of which is the use of the 3D printed tourniquets.</text:span></text:p>
        </text:list-item>
        <text:list-item>
          <text:p text:style-name="P13"><text:span text:style-name="T9">During the training, we tested the ability of 3D printed tourniquets to stop the circulation, and this confirmed by using pulse oximeter </text:span><text:soft-page-break/><text:span text:style-name="T9">device to check the blood oxygen concentration in the blood before and after the placement of 3D printed tourniquets, which proved the ability of the tool to completely stop the perfusion in the tested limb.</text:span></text:p>
        </text:list-item>
      </text:list>
      <text:p text:style-name="P10"/>
      <text:p text:style-name="P10"/>
      <text:p text:style-name="P15"><text:span text:style-name="T9">Studies, research and sober websites that emphasize the importance of using tourniquet as an essential option to stop life-threatening bleeding</text:span><text:span text:style-name="T24">:</text:span></text:p>
      <text:list xml:id="list2193411655" text:style-name="WWNum2">
        <text:list-item>
          <text:p text:style-name="P16"><text:a xlink:type="simple" xlink:href="http://www.combattourniquet.com/" text:style-name="ListLabel_20_10" text:visited-style-name="ListLabel_20_10"><text:span text:style-name="Internet_20_link"><text:span text:style-name="T13">http://www.combattourniquet.com/</text:span></text:span></text:a></text:p>
        </text:list-item>
      </text:list>
      <text:list xml:id="list3575481481" text:style-name="WWNum3">
        <text:list-item>
          <text:p text:style-name="P19"><text:span text:style-name="T24">Since its combat introduction by the U.S. Army in 2005, the Combat Application Tourniquet® (CAT)– </text:span><text:span text:style-name="T4">a true one-handed tourniquet – has decreased the mortality rate due to extreme exsanguination by 85%. The U.S. Army Institute of Research deemed it to be 100% effective.</text:span></text:p>
        </text:list-item>
      </text:list>
      <text:list xml:id="list113410210272545" text:continue-list="list2193411655" text:style-name="WWNum2">
        <text:list-item>
          <text:p text:style-name="P16"><text:a xlink:type="simple" xlink:href="https://www.bleedingcontrol.org" text:style-name="ListLabel_20_10" text:visited-style-name="ListLabel_20_10"><text:span text:style-name="Internet_20_link"><text:span text:style-name="T13">https://www.bleedingcontrol.org</text:span></text:span></text:a></text:p>
        </text:list-item>
      </text:list>
      <text:list xml:id="list113411297091103" text:continue-list="list3575481481" text:style-name="WWNum3">
        <text:list-item>
          <text:p text:style-name="P19"><text:span text:style-name="T24">BleedingControl.org is an initiative of the American College of Surgeons and the Hartford Consensus and contains diagrams, news, videos, and other resources contributed by a variety of other private and nonprofit partners to help prepare you in the event you are witness to one of these unspeakable events</text:span></text:p>
        </text:list-item>
        <text:list-item>
          <text:p text:style-name="P19"><text:span text:style-name="T24">Massive bleeding from any cause, but particularly from an active shooter or explosive event where a response is delayed can result in death. </text:span><text:span text:style-name="T4">Similar to how the general public learns and performs CPR, the public must learn proper bleeding control techniques, including how to use their hands, dressings, and tourniquets.</text:span><text:span text:style-name="T24"> Victims can quickly die from uncontrolled bleeding, within five to 10 minutes.</text:span></text:p>
        </text:list-item>
      </text:list>
      <text:list xml:id="list113410701623443" text:continue-list="list113410210272545" text:style-name="WWNum2">
        <text:list-item>
          <text:p text:style-name="P16"><text:a xlink:type="simple" xlink:href="https://www.bleedingcontrol.org/-/media/bleedingcontrol/files/compendiummilitaryhistory.ashx?la=en" office:target-frame-name="_blank" xlink:show="new" text:style-name="ListLabel_20_10" text:visited-style-name="ListLabel_20_10"><text:span text:style-name="Internet_20_link"><text:span text:style-name="T13">Military history of increasing survival: The U.S. military experience with tourniquets and hemostatic dressings in the Afghanistan and Iraq conflicts </text:span></text:span></text:a></text:p>
        </text:list-item>
      </text:list>
      <text:list xml:id="list490197964" text:style-name="WWNum4">
        <text:list-item>
          <text:p text:style-name="P18"><text:span text:style-name="T24">The resurgence of tourniquet use in the U.S. military that originated from the Tactical Combat Casualty Care program is discussed as are the specific events that </text:span><text:soft-page-break/><text:span text:style-name="T24">contributed to the </text:span><text:span text:style-name="T4">expanded use of tourniquets in the military</text:span><text:span text:style-name="T24">. Statistics regarding the decrease in preventable battlefield deaths in the from extremity hemorrhage are presented. The use of hemostatic dressings in the military is reviewed.</text:span></text:p>
        </text:list-item>
      </text:list>
      <text:p text:style-name="P14"/>
      <text:p text:style-name="P14"/>
      <text:p text:style-name="P14"/>
      <text:list xml:id="list113411571980981" text:continue-list="list113410701623443" text:style-name="WWNum2">
        <text:list-item>
          <text:p text:style-name="P16"><text:a xlink:type="simple" xlink:href="https://www.bleedingcontrol.org/-/media/bleedingcontrol/files/compendiumhemorrhagecontrol.ashx?la=en" office:target-frame-name="Hemorrhage control devices: Tourniquets and hemostatic dressings" xlink:show="replace" text:style-name="ListLabel_20_10" text:visited-style-name="ListLabel_20_10"><text:span text:style-name="Internet_20_link"><text:span text:style-name="T13">Hemorrhage control devices: Tourniquets and hemostatic dressings</text:span></text:span></text:a></text:p>
        </text:list-item>
      </text:list>
      <text:list xml:id="list113410689914500" text:continue-list="list490197964" text:style-name="WWNum4">
        <text:list-item>
          <text:p text:style-name="P18"><text:span text:style-name="T4">This article draws from the military’s experience with tourniquet use to describe what type of trauma victims are appropriate for tourniquet use in a civilian setting</text:span><text:span text:style-name="T24">. Teaching points about tourniquets are presented as are common mistakes regarding their use. The role of the Committee on Tactical Combat Casualty Care in recommending tourniquets and hemostatic dressings is reviewed.</text:span></text:p>
        </text:list-item>
      </text:list>
      <text:list xml:id="list113411482381726" text:continue-list="list113411571980981" text:style-name="WWNum2">
        <text:list-item>
          <text:p text:style-name="P16"><text:a xlink:type="simple" xlink:href="https://www.journalacs.org/article/S1072-7515(18)30101-7/abstract" text:style-name="ListLabel_20_10" text:visited-style-name="ListLabel_20_10"><text:span text:style-name="Internet_20_link"><text:span text:style-name="T13">https://www.journalacs.org/article/S1072-7515(18)30101-7/abstract</text:span></text:span></text:a></text:p>
        </text:list-item>
      </text:list>
      <text:list xml:id="list113411174869792" text:continue-list="list113410689914500" text:style-name="WWNum4">
        <text:list-item>
          <text:p text:style-name="P17"><text:a xlink:type="simple" xlink:href="http://www.journalacs.org/article/S1072-7515(18)30101-7/abstract" office:target-frame-name="_blank" xlink:show="new" text:style-name="ListLabel_20_11" text:visited-style-name="ListLabel_20_11"><text:span text:style-name="T5">Civilian Prehospital Tourniquet Use Is Associated with Improved Survival in Patients with Peripheral Vascular Injury</text:span></text:a><text:span text:style-name="T13"> —published as an article in press by the Journal of the American College of Surgeons.</text:span></text:p>
        </text:list-item>
        <text:list-item>
          <text:p text:style-name="P18"><text:span text:style-name="T9">Tourniquet use has been proven to reduce mortality on the battlefield. Although empirically transitioned to the civilian environment, data substantiating survival benefit attributable to civilian tourniquet use is lacking. We hypothesized that civilian prehospital tourniquet use is associated with reduced mortality in patients with peripheral vascular injurie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end" style:justify-single-word="false" fo:orphans="2" fo:widows="2" style:writing-mode="rl-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115%" fo:text-align="start" style:justify-single-word="false" style:writing-mode="lr-tb"/>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801cm" fo:margin-bottom="0.21cm" loext:contextual-spacing="false" fo:text-align="start" style:justify-single-word="false" fo:padding="0.049cm" fo:border-left="none" fo:border-right="none" fo:border-top="none" fo:border-bottom="0.51pt solid #999999" style:writing-mode="lr-tb"/>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رأس_20_الصفحة_20_Char" style:display-name="رأس الصفحة Char" style:family="text" style:parent-style-name="Default_20_Paragraph_20_Font"/>
    <style:style style:name="تذييل_20_الصفحة_20_Char" style:display-name="تذييل الصفحة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4pt" fo:font-weight="bold" style:font-size-asian="14pt" style:font-weight-asian="bold" style:font-size-complex="14pt" style:font-weight-complex="bold"/>
    </style:style>
    <style:style style:name="ListLabel_20_11" style:display-name="ListLabel 11" style:family="text">
      <style:text-properties fo:color="#ff0000" fo:font-size="14pt"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7cm" fo:margin-left="3.175cm" fo:margin-right="3.175cm" style:writing-mode="rl-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eta:initial-creator>
    <dc:creator>Tarek Loubani</dc:creator>
    <meta:editing-cycles>24</meta:editing-cycles>
    <meta:creation-date>2019-10-10T22:52:00</meta:creation-date>
    <dc:date>2019-10-20T11:33:36.157401719</dc:date>
    <meta:editing-duration>PT12H48M30S</meta:editing-duration>
    <meta:generator>LibreOffice/6.2.7.1$Linux_X86_64 LibreOffice_project/20$Build-1</meta:generator>
    <meta:document-statistic meta:table-count="0" meta:image-count="0" meta:object-count="0" meta:page-count="5" meta:paragraph-count="37" meta:word-count="1308" meta:character-count="8542" meta:non-whitespace-character-count="72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